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CE4000009F6A67BEE1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lantilla" draw:fill-image-width="92.11cm" draw:fill-image-height="71.18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terminado-subtitle">
      <style:graphic-properties draw:fill-color="#ffffff" fo:min-height="2.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text-align="center" fo:text-indent="0cm"/>
      <style:text-properties fo:font-variant="normal" fo:text-transform="none" fo:color="#002060" loext:opacity="100%" style:text-outline="false" style:text-line-through-style="none" style:text-line-through-type="none" style:font-name="FreeSerif" fo:font-size="14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text-properties fo:color="#002060" loext:opacity="100%" style:font-name="FreeSerif" fo:font-size="14pt" fo:font-weight="bold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color="#002060" loext:opacity="100%" style:font-name="FreeSerif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45cm" svg:height="2.95cm" svg:x="1.397cm" svg:y="2.95cm" presentation:class="subtitle" presentation:user-transformed="true">
          <draw:text-box>
            <text:p text:style-name="P1"><text:span text:style-name="T1">CAJA DE SEGURO SOCIAL</text:span></text:p>
            <text:p text:style-name="P1"><text:span text:style-name="T1">DIRECCIÓN EJECUTIVA NACIONAL DE SERVICIOS Y PRESTACIONES DE SALUD</text:span></text:p>
            <text:p text:style-name="P1"><text:span text:style-name="T1">DEPARTAMENTO NACIONAL DE DOCENCIA E INVESTIGACIÓ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plantilla" xlink:href="Pictures/1000000100000CE4000009F6A67BEE1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PA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8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47cm" fo:margin-bottom="0cm" fo:text-indent="0cm"/>
      <style:text-properties fo:font-size="38.4000015258789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09cm" fo:margin-bottom="0cm" fo:text-indent="0cm"/>
      <style:text-properties fo:font-size="32.9000015258789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73cm" fo:margin-bottom="0cm" fo:text-indent="0cm"/>
      <style:text-properties fo:font-size="27.3999996185303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45cm" svg:height="3.604cm" svg:x="1.397cm" svg:y="0.86cm" presentation:class="title" presentation:placeholder="true">
        <draw:text-box/>
      </draw:frame>
      <draw:frame presentation:style-name="Predeterminado-outline1" draw:layer="backgroundobjects" svg:width="25.145cm" svg:height="12.521cm" svg:x="1.397cm" svg:y="5.05cm" presentation:class="outline" presentation:placeholder="true">
        <draw:text-box/>
      </draw:frame>
      <draw:frame presentation:style-name="Mpr1" draw:text-style-name="MP2" draw:layer="backgroundobjects" svg:width="6.509cm" svg:height="1.488cm" svg:x="1.397cm" svg:y="19.66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56cm" svg:height="1.488cm" svg:x="9.554cm" svg:y="19.66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09cm" svg:height="1.488cm" svg:x="20.031cm" svg:y="19.66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23:17:57.311010994</meta:creation-date>
    <dc:date>2025-01-17T06:49:50.638770992</dc:date>
    <meta:editing-duration>PT7H9M51S</meta:editing-duration>
    <meta:editing-cycles>2</meta:editing-cycles>
    <meta:generator>LibreOffice/24.8.4.2$Linux_X86_64 LibreOffice_project/480$Build-2</meta:generator>
    <meta:print-date>2025-01-16T23:33:57.721516586</meta:print-date>
    <meta:printed-by>Archivos PDF</meta:printed-by>
    <meta:document-statistic meta:object-count="24"/>
  </office:meta>
</office:document-meta>
</file>